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dezembro/2023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9 - PR-AC - PROCURADORIA DA REPUBLICA - AC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NAS PINHEIRO DE SOUZA - CPF: 277.248.912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9/2023 a 30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5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12/2023</text:p>
          </table:table-cell>
          <table:covered-table-cell/>
          <table:table-cell office:value-type="string" table:number-columns-spanned="8" table:number-rows-spanned="1" table:style-name="ce22">
            <text:p>SMS ESTACIONAMENTOS E SERVIÇ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528.489/0033-44</text:p>
          </table:table-cell>
          <table:covered-table-cell table:number-columns-repeated="2"/>
          <table:table-cell office:value-type="string" table:number-columns-spanned="10" table:number-rows-spanned="1" table:style-name="ce23">
            <text:p>ESTACIONAMENTO DE VEICULO OFIC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2/2023</text:p>
          </table:table-cell>
          <table:covered-table-cell/>
          <table:table-cell office:value-type="string" table:number-columns-spanned="8" table:number-rows-spanned="1" table:style-name="ce22">
            <text:p>ACRETEC DISTRIBUIDORA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42.564.366/0001-33</text:p>
          </table:table-cell>
          <table:covered-table-cell table:number-columns-repeated="2"/>
          <table:table-cell office:value-type="string" table:number-columns-spanned="10" table:number-rows-spanned="1" table:style-name="ce23">
            <text:p>ASSISTENCIA TECNICA. REPAROS EQUIPAMENTO DE SEGURAÇA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LDERICO EUSTAQUIO DOS SANTOS FILHO - CPF: 529.309.985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10/2023 a 01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4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12/2023</text:p>
          </table:table-cell>
          <table:covered-table-cell/>
          <table:table-cell office:value-type="string" table:number-columns-spanned="8" table:number-rows-spanned="1" table:style-name="ce22">
            <text:p>TOPVEL TROPICAL VEICULOS E PEÇ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177.030/001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POR NECESSIDADE DE REVISÃO PERIÓDICA EM VEICULO OFICIAL GM/CRUZE DESTA PRM/ILHÉU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12/2023</text:p>
          </table:table-cell>
          <table:covered-table-cell/>
          <table:table-cell office:value-type="string" table:number-columns-spanned="8" table:number-rows-spanned="1" table:style-name="ce22">
            <text:p>TOPVEL TROPICAL VEICULOS E PEÇ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177.030/001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POR NECESSIDADE DA REVISÃO PERIÓDICA FORAM SUBSTITUÍDOS OS ITENS ABAIX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82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O JOSE SOUSA DE JESUS SANTOS - CPF: 001.768.835-3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10/2023 a 08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7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BRASIL ELETRICA COMERCIO DE MATERIAIS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9.618.920/0002-87</text:p>
          </table:table-cell>
          <table:covered-table-cell table:number-columns-repeated="2"/>
          <table:table-cell office:value-type="string" table:number-columns-spanned="10" table:number-rows-spanned="1" table:style-name="ce23">
            <text:p>LÂMPADAS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58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O JOSE SOUSA DE JESUS SANTOS - CPF: 001.768.835-3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12/2023 a 19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6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12/2023</text:p>
          </table:table-cell>
          <table:covered-table-cell/>
          <table:table-cell office:value-type="string" table:number-columns-spanned="8" table:number-rows-spanned="1" table:style-name="ce22">
            <text:p>DESENCOP</text:p>
          </table:table-cell>
          <table:covered-table-cell table:number-columns-repeated="7"/>
          <table:table-cell office:value-type="string" table:number-columns-spanned="3" table:number-rows-spanned="1" table:style-name="ce21">
            <text:p>16.232.381/0001-74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CÓPIAS DE PROJETOS DA NOVA SEDE DA PRM/VITÓRIA DA CONQUIST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4,2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REDSON PASTOR DA SILVA - CPF: 001.568.005-3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11/2023 a 08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4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A E ALIXANDRE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6.914.222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BOIA D AGUA E TOMADA DUPLA 20A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6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ELETROMULT COMERCIO E SERVIC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067.702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S DE REPAROS EM DOIS APARELHOS DE MICRO-OND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IANDRA LOUBACK GONCALVES - CPF: 957.922.44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10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0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2/2023</text:p>
          </table:table-cell>
          <table:covered-table-cell/>
          <table:table-cell office:value-type="string" table:number-columns-spanned="8" table:number-rows-spanned="1" table:style-name="ce22">
            <text:p>MADEIREIRA BROT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4.553.234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OBJETIVO DE REFORÇAR OS ANDAIMES DE USO CONTINUO PELA MANUTENÇÃO RESIDENTE DA PR/B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094,71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78 - PR-MA - PROCURADORIA DA REPUBLICA - MARANHA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RLOS REVETRIA DA SILVA SOUSA - CPF: 763.367.003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10/2023 a 26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0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7/12/2023</text:p>
          </table:table-cell>
          <table:covered-table-cell/>
          <table:table-cell office:value-type="string" table:number-columns-spanned="8" table:number-rows-spanned="1" table:style-name="ce22">
            <text:p>5° TABELIONATO DE NOTAS DE SÃO LUÍS</text:p>
          </table:table-cell>
          <table:covered-table-cell table:number-columns-repeated="7"/>
          <table:table-cell office:value-type="string" table:number-columns-spanned="3" table:number-rows-spanned="1" table:style-name="ce21">
            <text:p>18.319.173/0001-3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Á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8,31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DRE GUSTAVO GOMES AMARAL - CPF: 822.942.406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12/2023 a 13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5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DISTRIBUIDORA DE ÁGUAS MINERAIS BH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0.201.182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ALÕES DE 20 LITROS DE ÁGUA MINERAL PARA A PRM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AURA FRANCINE GUIMARAES NICOLINI FROES - CPF: 053.752.716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11/2023 a 11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5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3</text:p>
          </table:table-cell>
          <table:covered-table-cell/>
          <table:table-cell office:value-type="string" table:number-columns-spanned="8" table:number-rows-spanned="1" table:style-name="ce22">
            <text:p>SALGADOS CARVALH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1.388.178/0001-21</text:p>
          </table:table-cell>
          <table:covered-table-cell table:number-columns-repeated="2"/>
          <table:table-cell office:value-type="string" table:number-columns-spanned="10" table:number-rows-spanned="1" table:style-name="ce23">
            <text:p>SALGADOS PARA SERVIR DURANTE O COLÉGIO DE PROCURADORES, NA TARDE DO DIA 6/12/2023, E PELA MANHÃ DO DIA 7/12/202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7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3</text:p>
          </table:table-cell>
          <table:covered-table-cell/>
          <table:table-cell office:value-type="string" table:number-columns-spanned="8" table:number-rows-spanned="1" table:style-name="ce22">
            <text:p>COML DAHANA LTDA SN 686</text:p>
          </table:table-cell>
          <table:covered-table-cell table:number-columns-repeated="7"/>
          <table:table-cell office:value-type="string" table:number-columns-spanned="3" table:number-rows-spanned="1" table:style-name="ce21">
            <text:p>00.070.509/0005-34</text:p>
          </table:table-cell>
          <table:covered-table-cell table:number-columns-repeated="2"/>
          <table:table-cell office:value-type="string" table:number-columns-spanned="10" table:number-rows-spanned="1" table:style-name="ce23">
            <text:p>REFRIGERANTE, CHÁ, SUCO E PÃES DE QUEIJO PARA O COLEGIO DE PROCURADORES NOS DIAS 06 E 07/12/202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4,6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2/2023</text:p>
          </table:table-cell>
          <table:covered-table-cell/>
          <table:table-cell office:value-type="string" table:number-columns-spanned="8" table:number-rows-spanned="1" table:style-name="ce22">
            <text:p>SALGADOS CARVALH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1.388.178/0001-21</text:p>
          </table:table-cell>
          <table:covered-table-cell table:number-columns-repeated="2"/>
          <table:table-cell office:value-type="string" table:number-columns-spanned="10" table:number-rows-spanned="1" table:style-name="ce23">
            <text:p>SALGADOS PARA SERVIR NO COLEGIO DE PROCURADORES NA TARDE DO DIA 07/12/202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3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INO OLIVEIRA SILVA - CPF: 882.758.766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12/2023 a 12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5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J P PRESTAÇÃO DE SERVIÇO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2.066.782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LOCAÇÃO DE CAÇAMBA PARA RETIRADA DOS RESTOS DE JARDINAGE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DE FATIMA SILVA - CPF: 664.213.306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11/2023 a 11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5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1/12/2023</text:p>
          </table:table-cell>
          <table:covered-table-cell/>
          <table:table-cell office:value-type="string" table:number-columns-spanned="8" table:number-rows-spanned="1" table:style-name="ce22">
            <text:p>DEPÓSITO DE MATERIAIS DE CONSTRUÇÃO GOME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21.745.971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LONA PARA COBRIR E PROTEGER AS PRATELEIRAS ONDE ESTÃO GUARDADAS AS CAIXAS COM OS PROCEDIMENTOS FÍSICOS ORIUNDO DA PRM DE PASS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4 - PR-MT - PROCURADORIA DA REPUBLICA - MATO GROSS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O VITOR ARCANJO DA SILVA - CPF: 007.362.311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10/2023 a 04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0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LC - COMUNICAÇÃO VISU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6.937.201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PR-MT-00050883/2023: SOLICITO ADOÇÃO DE PROVIDÊNCIAS PARA AQUISIÇÃO DE UMA PLACA DE HOMENAGEM A SER ENTREGUE AO EX-PROCURADOR-CHEFE DO MPF/MT, EM CERIMÔNIA A SER REALIZADA DIA 12 DE DEZEMBRO, ÀS 15 HORAS, NA PRMT."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O VITOR ARCANJO DA SILVA - CPF: 007.362.311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12/2023 a 19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6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1/12/2023</text:p>
          </table:table-cell>
          <table:covered-table-cell/>
          <table:table-cell office:value-type="string" table:number-columns-spanned="8" table:number-rows-spanned="1" table:style-name="ce22">
            <text:p>ATACAD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75.315.333/0285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R-MT-00051712/2023 - "SOLICITO ADOÇÃO DE PROVIDÊNCIAS PARA AQUISIÇÃO DE BEBIDAS (SUCOS E REFRIGERANTES) PARA SEREM OFERECIDAS AOS MEMBROS, SERVIDORES, ESTAGIÁRIOS <text:s/>E <text:s/>COLABORADORES <text:s/>QUE <text:s/>PARTICIPARÃO <text:s/>DA <text:s/>REUNIÃO <text:s/>DE <text:s/>ENCERRAMENTO <text:s/>DOS <text:s/>TRABALHOS <text:s/>DE 2023, COM PARTICIPAÇÃO DO PROCURADOR-CHEFE, DIA 12 DE DEZEMBRO."</text:p>
          </table:table-cell>
          <table:covered-table-cell table:number-columns-repeated="9"/>
          <table:table-cell office:value-type="string" table:number-columns-spanned="2" table:number-rows-spanned="1" table:style-name="ce24">
            <text:p>R$ 334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2/2023</text:p>
          </table:table-cell>
          <table:covered-table-cell/>
          <table:table-cell office:value-type="string" table:number-columns-spanned="8" table:number-rows-spanned="1" table:style-name="ce22">
            <text:p>CASA DO ADUB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8.138.113/0007-62</text:p>
          </table:table-cell>
          <table:covered-table-cell table:number-columns-repeated="2"/>
          <table:table-cell office:value-type="string" table:number-columns-spanned="10" table:number-rows-spanned="1" table:style-name="ce23">
            <text:p>SNP 1388813 - "ADQUIRIR K-OTRINE GEL BARATAS PARA APLICAR NOS MÓVEIS DA COPA E BALCÃO"</text:p>
          </table:table-cell>
          <table:covered-table-cell table:number-columns-repeated="9"/>
          <table:table-cell office:value-type="string" table:number-columns-spanned="2" table:number-rows-spanned="1" table:style-name="ce24">
            <text:p>R$ 42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4/12/2023</text:p>
          </table:table-cell>
          <table:covered-table-cell/>
          <table:table-cell office:value-type="string" table:number-columns-spanned="8" table:number-rows-spanned="1" table:style-name="ce22">
            <text:p>JOSINEY DOS SANTOS CONCEI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37.452.240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PR-MT-00051712/2023 - "SOLICITO ADOÇÃO DE PROVIDÊNCIAS PARA AQUISIÇÃO DE BEBIDAS (SUCOS E REFRIGERANTES) PARA SEREM OFERECIDAS AOS MEMBROS, SERVIDORES, ESTAGIÁRIOS <text:s/>E <text:s/>COLABORADORES <text:s/>QUE <text:s/>PARTICIPARÃO <text:s/>DA <text:s/>REUNIÃO <text:s/>DE <text:s/>ENCERRAMENTO <text:s/>DOS <text:s/>TRABALHOS <text:s/>DE 2023, COM PARTICIPAÇÃO DO PROCURADOR-CHEFE, DIA 12 DE DEZEMBRO."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9/12/2023</text:p>
          </table:table-cell>
          <table:covered-table-cell/>
          <table:table-cell office:value-type="string" table:number-columns-spanned="8" table:number-rows-spanned="1" table:style-name="ce22">
            <text:p>ZO ENGENHARIA E TECNOLOGIA</text:p>
          </table:table-cell>
          <table:covered-table-cell table:number-columns-repeated="7"/>
          <table:table-cell office:value-type="string" table:number-columns-spanned="3" table:number-rows-spanned="1" table:style-name="ce21">
            <text:p>45.648.852/0001-28</text:p>
          </table:table-cell>
          <table:covered-table-cell table:number-columns-repeated="2"/>
          <table:table-cell office:value-type="string" table:number-columns-spanned="10" table:number-rows-spanned="1" table:style-name="ce23">
            <text:p>PR-MT-00052847/2023 - "EM <text:s/>VIRTUDE <text:s/>DE <text:s/>NÃO <text:s/>HAVER <text:s/>TEMPO <text:s/>HÁBIL <text:s/>PARA <text:s/>FORMALIZAR <text:s/>PROCESSO <text:s/>DE <text:s/>AQUISIÇÃO <text:s/>DOS <text:s/>NOBREAKS SOLICITADOS AINDA NESTE ANO, SOLICITO A AUTORIZAÇÃO PARA A REALIZAÇÃO DE MANUTENÇÃO CORRETIVA COM SUBSTITUIÇÃO DE BATERIAS EM 03 MINI NOBREAKS 600 VA"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75 - PR-PA - PROCURADORIA DA REPUBLICA - P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OLNEI MARTINS FIGUEIREDO - CPF: 410.517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09/2023 a 01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3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12/2023</text:p>
          </table:table-cell>
          <table:covered-table-cell/>
          <table:table-cell office:value-type="string" table:number-columns-spanned="8" table:number-rows-spanned="1" table:style-name="ce22">
            <text:p>UNIMOVEIS FERRAGEN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4.201.458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CADEADO COM CORRENTE, PARA UTILIZAÇÃO NA EMBARCAÇÃO DA PR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9,99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12/2023 a 18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5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2/2023</text:p>
          </table:table-cell>
          <table:covered-table-cell/>
          <table:table-cell office:value-type="string" table:number-columns-spanned="8" table:number-rows-spanned="1" table:style-name="ce22">
            <text:p>NSG COMERCIO DE PURIFICADORES ÁGUA</text:p>
          </table:table-cell>
          <table:covered-table-cell table:number-columns-repeated="7"/>
          <table:table-cell office:value-type="string" table:number-columns-spanned="3" table:number-rows-spanned="1" table:style-name="ce21">
            <text:p>12.441.326/0001-33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DE MOTOR DE PURIFICADOR</text:p>
          </table:table-cell>
          <table:covered-table-cell table:number-columns-repeated="9"/>
          <table:table-cell office:value-type="string" table:number-columns-spanned="2" table:number-rows-spanned="1" table:style-name="ce24">
            <text:p>R$ 575,87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2/2023</text:p>
          </table:table-cell>
          <table:covered-table-cell/>
          <table:table-cell office:value-type="string" table:number-columns-spanned="8" table:number-rows-spanned="1" table:style-name="ce22">
            <text:p>FLORICULTURA MOÇA FLORES</text:p>
          </table:table-cell>
          <table:covered-table-cell table:number-columns-repeated="7"/>
          <table:table-cell office:value-type="string" table:number-columns-spanned="3" table:number-rows-spanned="1" table:style-name="ce21">
            <text:p>07.187.433/0001-47</text:p>
          </table:table-cell>
          <table:covered-table-cell table:number-columns-repeated="2"/>
          <table:table-cell office:value-type="string" table:number-columns-spanned="10" table:number-rows-spanned="1" table:style-name="ce23">
            <text:p>ARRANJO DE FLORES PARA O EVENTO DE POSSE DO PROCURADOR-CHEFE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2/2023</text:p>
          </table:table-cell>
          <table:covered-table-cell/>
          <table:table-cell office:value-type="string" table:number-columns-spanned="8" table:number-rows-spanned="1" table:style-name="ce22">
            <text:p>COMERCIAL SANTA TEREZINHA</text:p>
          </table:table-cell>
          <table:covered-table-cell table:number-columns-repeated="7"/>
          <table:table-cell office:value-type="string" table:number-columns-spanned="3" table:number-rows-spanned="1" table:style-name="ce21">
            <text:p>05.798.946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REPARAO DE TAMPA DE INSPE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,05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90 - PR-PE - PROCURADORIA DA REPUBLICA - PERNAMBUC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LCIONE MARTINS DA SILVA - CPF: 881.406.954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11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3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CASAS <text:s/>JOSE ARAUJO SA</text:p>
          </table:table-cell>
          <table:covered-table-cell table:number-columns-repeated="7"/>
          <table:table-cell office:value-type="string" table:number-columns-spanned="3" table:number-rows-spanned="1" table:style-name="ce21">
            <text:p>10.836.088/0033-17</text:p>
          </table:table-cell>
          <table:covered-table-cell table:number-columns-repeated="2"/>
          <table:table-cell office:value-type="string" table:number-columns-spanned="10" table:number-rows-spanned="1" table:style-name="ce23">
            <text:p>TOALHA DE MESA PARA EVENTOS NA PRP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5,3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E C DE MORAIS COMBUSTIVE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603.563/0001-9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SOLICIDA PELO SETOR DE TRANSPORTE DA PRP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RGS COMERCIO DE ARMARIONHO LTDA-ME</text:p>
          </table:table-cell>
          <table:covered-table-cell table:number-columns-repeated="7"/>
          <table:table-cell office:value-type="string" table:number-columns-spanned="3" table:number-rows-spanned="1" table:style-name="ce21">
            <text:p>24.359.626/0001-57</text:p>
          </table:table-cell>
          <table:covered-table-cell table:number-columns-repeated="2"/>
          <table:table-cell office:value-type="string" table:number-columns-spanned="10" table:number-rows-spanned="1" table:style-name="ce23">
            <text:p>CANETAS SOLICITADAS PELO SETOR DA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12/2023</text:p>
          </table:table-cell>
          <table:covered-table-cell/>
          <table:table-cell office:value-type="string" table:number-columns-spanned="8" table:number-rows-spanned="1" table:style-name="ce22">
            <text:p>ARMAZEM CORAL LTDA (CRUZ CABUGA)</text:p>
          </table:table-cell>
          <table:covered-table-cell table:number-columns-repeated="7"/>
          <table:table-cell office:value-type="string" table:number-columns-spanned="3" table:number-rows-spanned="1" table:style-name="ce21">
            <text:p>11.623.188/0015-46</text:p>
          </table:table-cell>
          <table:covered-table-cell table:number-columns-repeated="2"/>
          <table:table-cell office:value-type="string" table:number-columns-spanned="10" table:number-rows-spanned="1" table:style-name="ce23">
            <text:p>BATERIA PARA O MILTIMETRO DOS FUNCIONARIOS ELETRICISTAS NOS SERVIÇOS DA PRP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3</text:p>
          </table:table-cell>
          <table:covered-table-cell/>
          <table:table-cell office:value-type="string" table:number-columns-spanned="8" table:number-rows-spanned="1" table:style-name="ce22">
            <text:p>NALVES NORDESTES COMERCIO E REPRESENTAÇÕE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24.354.920/0001-76</text:p>
          </table:table-cell>
          <table:covered-table-cell table:number-columns-repeated="2"/>
          <table:table-cell office:value-type="string" table:number-columns-spanned="10" table:number-rows-spanned="1" table:style-name="ce23">
            <text:p>GAS DE NITROGENIO PARA UTILIZAÇÃO NOS SERVIÇOS DA REFRIGERA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3</text:p>
          </table:table-cell>
          <table:covered-table-cell/>
          <table:table-cell office:value-type="string" table:number-columns-spanned="8" table:number-rows-spanned="1" table:style-name="ce22">
            <text:p>EFRAIM LOURENÇO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13.046.363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SINALIZAÇÃO DA PORTA/GABINETE DO PROCURADOR CHEF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3</text:p>
          </table:table-cell>
          <table:covered-table-cell/>
          <table:table-cell office:value-type="string" table:number-columns-spanned="8" table:number-rows-spanned="1" table:style-name="ce22">
            <text:p>ADILSON CORREIA FARIAS ME (COMERCIAL FARIAS)</text:p>
          </table:table-cell>
          <table:covered-table-cell table:number-columns-repeated="7"/>
          <table:table-cell office:value-type="string" table:number-columns-spanned="3" table:number-rows-spanned="1" table:style-name="ce21">
            <text:p>02.689.770/0001-19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PARA A CONSTRUÇÃO DO NOVO GABINETE NO PRIMEIRO ANDAR</text:p>
          </table:table-cell>
          <table:covered-table-cell table:number-columns-repeated="9"/>
          <table:table-cell office:value-type="string" table:number-columns-spanned="2" table:number-rows-spanned="1" table:style-name="ce24">
            <text:p>R$ 739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ANO ANTUNES DE OLIVEIRA - CPF: 008.016.764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9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6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COMERCIO DE SERRA TALHADA SOMELO ME</text:p>
          </table:table-cell>
          <table:covered-table-cell table:number-columns-repeated="7"/>
          <table:table-cell office:value-type="string" table:number-columns-spanned="3" table:number-rows-spanned="1" table:style-name="ce21">
            <text:p>08.638.009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ITENS IMPRESCINDÍVEIS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71,3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ANO ANTUNES DE OLIVEIRA - CPF: 008.016.764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9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6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CICERO ALVES DINIZ MEI</text:p>
          </table:table-cell>
          <table:covered-table-cell table:number-columns-repeated="7"/>
          <table:table-cell office:value-type="string" table:number-columns-spanned="3" table:number-rows-spanned="1" table:style-name="ce21">
            <text:p>28.177.507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AS BOMBAS DO SISTEMA DE INCÊNDIO E DA CISTERNA DA PRM/CONSERTO DE DUAS TOMAD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ANO ANTUNES DE OLIVEIRA - CPF: 008.016.764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9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6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ANDRE FERREIRA DE CARVALHO GAS MULTIMARC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39.409.971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48 UNIDADES DE ÁGUA MINERAL DE 20 LITROS PARA OS PRÓXIMOS TRÊS MES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G B DE NOGUEIRA</text:p>
          </table:table-cell>
          <table:covered-table-cell table:number-columns-repeated="7"/>
          <table:table-cell office:value-type="string" table:number-columns-spanned="3" table:number-rows-spanned="1" table:style-name="ce21">
            <text:p>00.693.191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TESOURA DE JARDINAGEM E SOLUÇÃO PARA COMBATE A PRAGAS DO JARDI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TUPAN CONSTRUÇÕES IND E CO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641.953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FERRAMENTAS PARA JARDINAGE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ANDRE FERREIRA DE CARVALHO GAS MULTIMARC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39.409.971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BOTIJÃO DE GÁS PARA A COPA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5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EMPREENDIMENTOS PAGUE MENOS S/A.</text:p>
          </table:table-cell>
          <table:covered-table-cell table:number-columns-repeated="7"/>
          <table:table-cell office:value-type="string" table:number-columns-spanned="3" table:number-rows-spanned="1" table:style-name="ce21">
            <text:p>06.626.253/0483-5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DUAS UNIDADES DE PROTETOR SOLAR DE 500 ML CADA PARA OS COLABORADORES DA PRM SERRA TALHADA QUE TRABALHAM EXPOSTOS AO SOL ESCALDANTE DO SERT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5,98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UGO LEONARDO CIDREIRA CARDOSO - CPF: 033.605.254-5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11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2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2/2023</text:p>
          </table:table-cell>
          <table:covered-table-cell/>
          <table:table-cell office:value-type="string" table:number-columns-spanned="8" table:number-rows-spanned="1" table:style-name="ce22">
            <text:p>MERCADINHO CENTRAL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8.872.037/0001-11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UMO DE USUÁRI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7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3</text:p>
          </table:table-cell>
          <table:covered-table-cell/>
          <table:table-cell office:value-type="string" table:number-columns-spanned="8" table:number-rows-spanned="1" table:style-name="ce22">
            <text:p>MERCADINHO CENTRAL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8.872.037/0001-11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UMO USUÁRI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3</text:p>
          </table:table-cell>
          <table:covered-table-cell/>
          <table:table-cell office:value-type="string" table:number-columns-spanned="8" table:number-rows-spanned="1" table:style-name="ce22">
            <text:p>MERCADINHO CENTRAL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8.872.037/0001-11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UMO USUÁRI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EL FERREIRA DE ANDRADE - CPF: 060.860.844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10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6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12/2023</text:p>
          </table:table-cell>
          <table:covered-table-cell/>
          <table:table-cell office:value-type="string" table:number-columns-spanned="8" table:number-rows-spanned="1" table:style-name="ce22">
            <text:p>DAIVYD AMARAL DOS SANTOS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37.544.010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6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BONANZA SUPERMERCADOS LTDA - L47</text:p>
          </table:table-cell>
          <table:covered-table-cell table:number-columns-repeated="7"/>
          <table:table-cell office:value-type="string" table:number-columns-spanned="3" table:number-rows-spanned="1" table:style-name="ce21">
            <text:p>12.023.966/0054-35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5,98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EL FERREIRA DE ANDRADE - CPF: 060.860.844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10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6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NARCISO ANTONIO DA SILVA JUNIOR</text:p>
          </table:table-cell>
          <table:covered-table-cell table:number-columns-repeated="7"/>
          <table:table-cell office:value-type="string" table:number-columns-spanned="3" table:number-rows-spanned="1" table:style-name="ce21">
            <text:p>29.592.894/0001-38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VENTIVA E CORRETIVA NOS 03 PORTÕES DA PROCURADORIA DA REPÚBLICA NO MUNICIPIO DE CARUARU-PE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EL FERREIRA DE ANDRADE - CPF: 060.860.844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10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6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12/2023</text:p>
          </table:table-cell>
          <table:covered-table-cell/>
          <table:table-cell office:value-type="string" table:number-columns-spanned="8" table:number-rows-spanned="1" table:style-name="ce22">
            <text:p>COMERCIAL JUNIOR</text:p>
          </table:table-cell>
          <table:covered-table-cell table:number-columns-repeated="7"/>
          <table:table-cell office:value-type="string" table:number-columns-spanned="3" table:number-rows-spanned="1" table:style-name="ce21">
            <text:p>09.494.196/0001-92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MANUTENÇÃO DOS POST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2/2023</text:p>
          </table:table-cell>
          <table:covered-table-cell/>
          <table:table-cell office:value-type="string" table:number-columns-spanned="8" table:number-rows-spanned="1" table:style-name="ce22">
            <text:p>CAMEL CARUARU MATERIAIS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6.201.314/0001-39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MANUTENÇÃO DOS POST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6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2/2023</text:p>
          </table:table-cell>
          <table:covered-table-cell/>
          <table:table-cell office:value-type="string" table:number-columns-spanned="8" table:number-rows-spanned="1" table:style-name="ce22">
            <text:p>TUPAN CONSTRUCOES LTDA - LOJA DE CARUARU</text:p>
          </table:table-cell>
          <table:covered-table-cell table:number-columns-repeated="7"/>
          <table:table-cell office:value-type="string" table:number-columns-spanned="3" table:number-rows-spanned="1" table:style-name="ce21">
            <text:p>00.279.531/0008-31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MANUTENÇÃO DOS POST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5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2/2023</text:p>
          </table:table-cell>
          <table:covered-table-cell/>
          <table:table-cell office:value-type="string" table:number-columns-spanned="8" table:number-rows-spanned="1" table:style-name="ce22">
            <text:p>CAMEL CARUARU MATERIAIS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6.201.314/0001-39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MANUTENÇÃO DOS POST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9,92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2/2023</text:p>
          </table:table-cell>
          <table:covered-table-cell/>
          <table:table-cell office:value-type="string" table:number-columns-spanned="8" table:number-rows-spanned="1" table:style-name="ce22">
            <text:p>COMERCIAL JUNIOR</text:p>
          </table:table-cell>
          <table:covered-table-cell table:number-columns-repeated="7"/>
          <table:table-cell office:value-type="string" table:number-columns-spanned="3" table:number-rows-spanned="1" table:style-name="ce21">
            <text:p>09.494.196/0001-92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MANUNTEÇÃO DOS POST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EL FERREIRA DE ANDRADE - CPF: 060.860.844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10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6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3/12/2023</text:p>
          </table:table-cell>
          <table:covered-table-cell/>
          <table:table-cell office:value-type="string" table:number-columns-spanned="8" table:number-rows-spanned="1" table:style-name="ce22">
            <text:p>VALDECI JOSE DE JESUS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12.056.097/0001-33</text:p>
          </table:table-cell>
          <table:covered-table-cell table:number-columns-repeated="2"/>
          <table:table-cell office:value-type="string" table:number-columns-spanned="10" table:number-rows-spanned="1" table:style-name="ce23">
            <text:p>INSTALACAO E MANUTENCAO ELETRICA - 1,00 X 1.000,00 = 1.000,00 TROCA DOS REATORES E LAMPADAS VAPOR METALICA POR VAPOR MERCURIO DOS POSTES 01, 02 E 03 TROCA DAS LAMPADAS DE LED DOS POSTES 04 E 05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0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EL FERREIRA DE ANDRADE - CPF: 060.860.844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10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6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2/2023</text:p>
          </table:table-cell>
          <table:covered-table-cell/>
          <table:table-cell office:value-type="string" table:number-columns-spanned="8" table:number-rows-spanned="1" table:style-name="ce22">
            <text:p>FERREIRA COSTA CIA.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30-75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8,7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EL FERREIRA DE ANDRADE - CPF: 060.860.844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10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6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3</text:p>
          </table:table-cell>
          <table:covered-table-cell/>
          <table:table-cell office:value-type="string" table:number-columns-spanned="8" table:number-rows-spanned="1" table:style-name="ce22">
            <text:p>J. MAGNO LINDEBERG DE LIM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12.300.242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GERAL DE BOMBA SCHNEIDER BC-92S 2 CV 380V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ROBERTO LOPES DE AMORIM - CPF: 024.177.764-0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11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4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TIMÓTEO FERREIRA</text:p>
          </table:table-cell>
          <table:covered-table-cell table:number-columns-repeated="7"/>
          <table:table-cell office:value-type="string" table:number-columns-spanned="3" table:number-rows-spanned="1" table:style-name="ce21">
            <text:p>52.961.740/0001-98</text:p>
          </table:table-cell>
          <table:covered-table-cell table:number-columns-repeated="2"/>
          <table:table-cell office:value-type="string" table:number-columns-spanned="10" table:number-rows-spanned="1" table:style-name="ce23">
            <text:p>REALIZAR MANUTENÇÃO NA CAIXA D'ÁGUA DA PRM-GARANHUN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IA BROXADO DOS SANTOS - CPF: 356.441.504-1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11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3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2/2023</text:p>
          </table:table-cell>
          <table:covered-table-cell/>
          <table:table-cell office:value-type="string" table:number-columns-spanned="8" table:number-rows-spanned="1" table:style-name="ce22">
            <text:p>CARLOS WANDERLEY RICCARD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798.151/0001-59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NECESSÁ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3</text:p>
          </table:table-cell>
          <table:covered-table-cell/>
          <table:table-cell office:value-type="string" table:number-columns-spanned="8" table:number-rows-spanned="1" table:style-name="ce22">
            <text:p>JEFFERSON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48.473.786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MANDA NECESSÁ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3</text:p>
          </table:table-cell>
          <table:covered-table-cell/>
          <table:table-cell office:value-type="string" table:number-columns-spanned="8" table:number-rows-spanned="1" table:style-name="ce22">
            <text:p>EFRAIM LOURENÇO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13.046.363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MANDA URGENTE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3</text:p>
          </table:table-cell>
          <table:covered-table-cell/>
          <table:table-cell office:value-type="string" table:number-columns-spanned="8" table:number-rows-spanned="1" table:style-name="ce22">
            <text:p>EFRAIM LOURENÇO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13.046.363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NECESSÁ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2/2023</text:p>
          </table:table-cell>
          <table:covered-table-cell/>
          <table:table-cell office:value-type="string" table:number-columns-spanned="8" table:number-rows-spanned="1" table:style-name="ce22">
            <text:p>JEFFERSON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48.473.786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DENDER DEMANDA URGENTE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IA BROXADO DOS SANTOS - CPF: 356.441.504-1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8/2023 a 11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5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12/2023</text:p>
          </table:table-cell>
          <table:covered-table-cell/>
          <table:table-cell office:value-type="string" table:number-columns-spanned="8" table:number-rows-spanned="1" table:style-name="ce22">
            <text:p>RANGNER S R DE SOUZA-MAQ EQUIP E SERVIÇOS</text:p>
          </table:table-cell>
          <table:covered-table-cell table:number-columns-repeated="7"/>
          <table:table-cell office:value-type="string" table:number-columns-spanned="3" table:number-rows-spanned="1" table:style-name="ce21">
            <text:p>11.346.204/0001-03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NECESSÁR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TAMIRES NEVES SOARES - CPF: 064.777.254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11/2023 a 1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3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M M CONSTRUCO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1.169.957/0001-82</text:p>
          </table:table-cell>
          <table:covered-table-cell table:number-columns-repeated="2"/>
          <table:table-cell office:value-type="string" table:number-columns-spanned="10" table:number-rows-spanned="1" table:style-name="ce23">
            <text:p>ADAPTAÇÃO NA INSTALAÇÃO DE EQUIPAMENTO DE AR-CONDICIONADO; E SUBSTITUIÇÃO DE ASSENTO SANITÁRIO DO BANHEIRO FEMININ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4,87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2/2023</text:p>
          </table:table-cell>
          <table:covered-table-cell/>
          <table:table-cell office:value-type="string" table:number-columns-spanned="8" table:number-rows-spanned="1" table:style-name="ce22">
            <text:p>SETPOINT REFRIGERAÇÃO E CLIMATIZAÇÃO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36.035.292/0001-45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COMPLEMENTAR PARA FINALIZAÇÃO DO SERVIÇO CONTRATADO POR MEIO DA DISPENSA MPF/PRPE Nº 035/202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2/2023</text:p>
          </table:table-cell>
          <table:covered-table-cell/>
          <table:table-cell office:value-type="string" table:number-columns-spanned="8" table:number-rows-spanned="1" table:style-name="ce22">
            <text:p>M M CONSTRUCO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1.169.957/0001-82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COMPLEMENTAR PARA VIABILIZAR A CONCLUSÃO DO SERVIÇO CONTRATADO POR MEIO DA DISPENSA MPF/PRPE Nº 035/202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,5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LBERTO DA SILVA MIGUEZ - CPF: 924.559.997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9/2023 a 06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12/2023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5-4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 IDENTIFICAÇÃO DAS MANGUEIRAS DE INCÊNDIO DA PRRJ. NÃO TEMOS ESTE MATERIAL EM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12/2023</text:p>
          </table:table-cell>
          <table:covered-table-cell/>
          <table:table-cell office:value-type="string" table:number-columns-spanned="8" table:number-rows-spanned="1" table:style-name="ce22">
            <text:p>FG DA LUZ COM DE INFORMATICA E PAPELAR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6.712.259/0001-66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NECESSÁRIO PARA A MANUTENÇÃO DO EQUIPAMENTO DE CFTV. NÃO TEMOS ESTE MATERIAL EM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RLOS MATHEUS COUTINHO WALLIER - CPF: 056.377.687-0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10/2023 a 04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9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CASA E VIDEO BRASIL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1.114.284/0248-52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A ADMINISTRA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,9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11/2023 a 04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1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LEROY MERLIN COMPANHIA BRASILEIRA DE BRICOLAGEM</text:p>
          </table:table-cell>
          <table:covered-table-cell table:number-columns-repeated="7"/>
          <table:table-cell office:value-type="string" table:number-columns-spanned="3" table:number-rows-spanned="1" table:style-name="ce21">
            <text:p>01.438.784/0020-6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INSTALAÇÃO DE SPLIT E FITA DUPLA FACE. NÃO POSSUIMOS EM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ICE HAMMER REFRIGER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552.769/0001-7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PARA INSTALAÇÃO DE SPLIT. NÃO POSSUIMOS ESSE MATERIAL EM 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9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UMBERTO DE DEUS PINNA JUNIOR - CPF: 964.013.707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10/2023 a 04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7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FONTE DOS PARAFUS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60.390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 PEDIDO PARA ATENDER SOLICITAÇÃO DE MANUTEN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BARÃO DO ALUMÍNIO</text:p>
          </table:table-cell>
          <table:covered-table-cell table:number-columns-repeated="7"/>
          <table:table-cell office:value-type="string" table:number-columns-spanned="3" table:number-rows-spanned="1" table:style-name="ce21">
            <text:p>42.471.870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A PEDIDO PARA ATENDER SOLICITAÇÃO DE MANUTEN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3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IVIA NUNES RODRIGUES LEME - CPF: 091.279.167-5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9/2023 a 04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4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1/12/2023</text:p>
          </table:table-cell>
          <table:covered-table-cell/>
          <table:table-cell office:value-type="string" table:number-columns-spanned="8" table:number-rows-spanned="1" table:style-name="ce22">
            <text:p>DROGARIAS PACHECO S.A</text:p>
          </table:table-cell>
          <table:covered-table-cell table:number-columns-repeated="7"/>
          <table:table-cell office:value-type="string" table:number-columns-spanned="3" table:number-rows-spanned="1" table:style-name="ce21">
            <text:p>33.438.250/0204-35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E MEDICAMENTOS EM FALTA OU PRESTES A ACABAR, NECESSÁRIOS PARA O ATENDIMENTO MÉDICO E DE ENFERMAGEM DE EMERGÊNCIA, URGÊNCIA E ROTIN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8,27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ANDRO FERREIRA TAVARES - CPF: 023.072.807-3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11/2023 a 04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3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VIP PRINT C. EQUIP. SUPR INFORM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4.772.272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FONES DE OUVIDO PARA OS GABINETES, NÃO HÁ O PRODUTO EM ESTOQUE NO SETOR DE INFORMÁTICA DA PRRJ E BATERIA PARA OS BASTÃO DETECTOR DE META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9,92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VIP PRINT C. EQUIP. SUPR INFORM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4.772.272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FONES DE OUVIDO PARA OS GABINETES, NÃO HÁ O PRODUTO EM ESTOQUE NO SETOR DE INFORMÁTICA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39,92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TEREZA CRISTINA DE SOUZA SOLANO - CPF: 731.368.24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10/2023 a 04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7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12/2023</text:p>
          </table:table-cell>
          <table:covered-table-cell/>
          <table:table-cell office:value-type="string" table:number-columns-spanned="8" table:number-rows-spanned="1" table:style-name="ce22">
            <text:p>ACQUA LAR COMERCIO DE BEBID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1.534.530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SUBSTITUIR O FILTRO LATINA QUE ESTÁ VENCEN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6 - PR-RO - PROCURADORIA DA REPUBLICA - RONDON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12/2023 a 26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5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2/2023</text:p>
          </table:table-cell>
          <table:covered-table-cell/>
          <table:table-cell office:value-type="string" table:number-columns-spanned="8" table:number-rows-spanned="1" table:style-name="ce22">
            <text:p>ACHEI COM. DE PARAFUSOS E FERRAMENT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7.832.938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2/2023</text:p>
          </table:table-cell>
          <table:covered-table-cell/>
          <table:table-cell office:value-type="string" table:number-columns-spanned="8" table:number-rows-spanned="1" table:style-name="ce22">
            <text:p>TECOM INFORMÁTIC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0.864.545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SOLICITAÇÃO DO CTI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0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3</text:p>
          </table:table-cell>
          <table:covered-table-cell/>
          <table:table-cell office:value-type="string" table:number-columns-spanned="8" table:number-rows-spanned="1" table:style-name="ce22">
            <text:p>BH TINTAS</text:p>
          </table:table-cell>
          <table:covered-table-cell table:number-columns-repeated="7"/>
          <table:table-cell office:value-type="string" table:number-columns-spanned="3" table:number-rows-spanned="1" table:style-name="ce21">
            <text:p>07.317.152/0004-0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7,72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3</text:p>
          </table:table-cell>
          <table:covered-table-cell/>
          <table:table-cell office:value-type="string" table:number-columns-spanned="8" table:number-rows-spanned="1" table:style-name="ce22">
            <text:p>GLOBAL COMERCIO VAREJISTA E SERVICOS EM RECARGAS DE EXTINTORE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22.871.544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47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1 - PR-RS - PROCURADORIA DA REPUBLICA - RIO GRANDE DO SU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AGNER FERREIRA VALLES - CPF: 809.583.38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10/2023 a 16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9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2/2023</text:p>
          </table:table-cell>
          <table:covered-table-cell/>
          <table:table-cell office:value-type="string" table:number-columns-spanned="8" table:number-rows-spanned="1" table:style-name="ce22">
            <text:p>COMERCIO DE MEDICAMENTOS BRAI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8.212.113/1090-20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MEDICAÇÃO PARA ATENDIMENTO NO GABINETE MÉDICO DA PR/R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4,8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12/2023</text:p>
          </table:table-cell>
          <table:covered-table-cell/>
          <table:table-cell office:value-type="string" table:number-columns-spanned="8" table:number-rows-spanned="1" table:style-name="ce22">
            <text:p>RAIA DROGASIL S/A</text:p>
          </table:table-cell>
          <table:covered-table-cell table:number-columns-repeated="7"/>
          <table:table-cell office:value-type="string" table:number-columns-spanned="3" table:number-rows-spanned="1" table:style-name="ce21">
            <text:p>61.585.865/2867-05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MEDICAÇÃO PARA ATENDIMENTO NO GABINETE MÉDICO DA PR/R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2,89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DRIANA FERNANDES GOES - CPF: 563.067.251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12/2023 a 0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5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MIG ATACADO E VAREJ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5.244.168/0011-77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E CHALEIRA DE ALUMÍNIO PARA USO NA COPA; DE COPOS DESCARTÁVEIS PARA USO DE PÚBLICO EXTERNO; E DE BICARBONATO DE SÓDIO PARA HIGIENIZAÇÃO DE GARRAFAS TÉRMIC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9,63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VALCENI SILVEIRA DE OLIVEIRA</text:p>
          </table:table-cell>
          <table:covered-table-cell table:number-columns-repeated="7"/>
          <table:table-cell office:value-type="string" table:number-columns-spanned="3" table:number-rows-spanned="1" table:style-name="ce21">
            <text:p>09.476.385/0001-32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E PURIFICADORES DE ÁGUA - AQUISIÇÃO DE CONJUNTOS DE HIGIENIZAÇÃO - AUTORIZADA PELO COORDENADOR DE ADMINISTRAÇÃO DA PR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A LUCIA VIEIRA FONTANELLA - CPF: 593.909.059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11/2023 a 0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2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LOJAS DE DEPARTAMENTOS MILIUM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10-06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PARA COPA E PARA UTILIZAÇÃO EM EQUIPAMENTOS DESTINADOS AO ATENDIMENTO DE EVENTOS A SEREM REALIZADOS NA PR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4,0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FORMAS INDUSTRIA E COMERCI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4.450.158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REPARO EM CORTINAS E PERSIANAS DA 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COMERCIAL VITORIA DE ARMARINHO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83.471.292/0001-78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UTILIZAÇÃO PELO SERVIÇO DE COPA DA PR/SC, INCLUSIVE ATENDIMENTO DE EVENTOS REALIZADOS NAS DEPENDÊNCIAS DESTA PROCURADOR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7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VELOZ COMERCIO DE FILTROS LTDA - CASA DO FILTRO</text:p>
          </table:table-cell>
          <table:covered-table-cell table:number-columns-repeated="7"/>
          <table:table-cell office:value-type="string" table:number-columns-spanned="3" table:number-rows-spanned="1" table:style-name="ce21">
            <text:p>77.892.347/0001-10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REFIL PARA FILTRO DE ÁGUA</text:p>
          </table:table-cell>
          <table:covered-table-cell table:number-columns-repeated="9"/>
          <table:table-cell office:value-type="string" table:number-columns-spanned="2" table:number-rows-spanned="1" table:style-name="ce24">
            <text:p>R$ 8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ATACADO LITORAL CATARINENS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006.278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UTILIZADOS NO SERVIÇO DE COPA PARA ATENDIMENTO DE EVENTOS E REUNIÕES DIVERSAS REALIZADAS NA PRSC</text:p>
          </table:table-cell>
          <table:covered-table-cell table:number-columns-repeated="9"/>
          <table:table-cell office:value-type="string" table:number-columns-spanned="2" table:number-rows-spanned="1" table:style-name="ce24">
            <text:p>R$ 558,9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SOLANGE PALMIRA MENDES - ME - ILHA GÁS</text:p>
          </table:table-cell>
          <table:covered-table-cell table:number-columns-repeated="7"/>
          <table:table-cell office:value-type="string" table:number-columns-spanned="3" table:number-rows-spanned="1" table:style-name="ce21">
            <text:p>95.843.223/0004-70</text:p>
          </table:table-cell>
          <table:covered-table-cell table:number-columns-repeated="2"/>
          <table:table-cell office:value-type="string" table:number-columns-spanned="10" table:number-rows-spanned="1" table:style-name="ce23">
            <text:p>COADOR DE CAFÉ PARA UTILIZAÇÃO NA COPA DA PR/SC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CASAS DA ÁGUA LOJA 08</text:p>
          </table:table-cell>
          <table:covered-table-cell table:number-columns-repeated="7"/>
          <table:table-cell office:value-type="string" table:number-columns-spanned="3" table:number-rows-spanned="1" table:style-name="ce21">
            <text:p>13.501.187/0013-92</text:p>
          </table:table-cell>
          <table:covered-table-cell table:number-columns-repeated="2"/>
          <table:table-cell office:value-type="string" table:number-columns-spanned="10" table:number-rows-spanned="1" table:style-name="ce23">
            <text:p>TORNEIRA E SIFÃO PARA UTILIZAÇÃO NA MANUTENÇÃO PREDIAL DA 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0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HRYSTYEN ADRIEN BASTOS FERNANDES - CPF: 267.181.858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10/2023 a 0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8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ZEUS DO BRASIL - FILIAL SÃO JOSÉ</text:p>
          </table:table-cell>
          <table:covered-table-cell table:number-columns-repeated="7"/>
          <table:table-cell office:value-type="string" table:number-columns-spanned="3" table:number-rows-spanned="1" table:style-name="ce21">
            <text:p>82.699.588/0009-35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SINALIZAÇÃO E DEMARCAÇÃO DE VAGAS DE ESTACION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0,63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ELINTON LUIS COSTA - CPF: 421.519.029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9/2023 a 0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5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ENERGILUZ COMERCIO - TRINDADE</text:p>
          </table:table-cell>
          <table:covered-table-cell table:number-columns-repeated="7"/>
          <table:table-cell office:value-type="string" table:number-columns-spanned="3" table:number-rows-spanned="1" table:style-name="ce21">
            <text:p>12.821.926/0002-08</text:p>
          </table:table-cell>
          <table:covered-table-cell table:number-columns-repeated="2"/>
          <table:table-cell office:value-type="string" table:number-columns-spanned="10" table:number-rows-spanned="1" table:style-name="ce23">
            <text:p>LÂMPADAS PARA USO NO MP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7,23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SUPERMATEC MATERIALDE CONSTRUÇÃ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2.948.927/0002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CABAMENTO DE PASTILHAS NO HALL DOS ELEVADORES T1 E T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HIDROELETRIC COM DE FERRAGENS LTDA - ME (ELETROBONA)</text:p>
          </table:table-cell>
          <table:covered-table-cell table:number-columns-repeated="7"/>
          <table:table-cell office:value-type="string" table:number-columns-spanned="3" table:number-rows-spanned="1" table:style-name="ce21">
            <text:p>09.058.997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USO GERAL EM MANUTEN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8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ICHELINE GARCIA CAVALCANTI DE ALMEIDA - CPF: 910.205.739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11/2023 a 0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0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AÇO FRIO COMERCIO DE REFRIGERAÇÃO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2.381.600/0001-7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FILTRO PARA SUBSTRITUIÇÃO NO BEBEDOURO D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GIASSI &amp; CIA LTDA - LJ 11</text:p>
          </table:table-cell>
          <table:covered-table-cell table:number-columns-repeated="7"/>
          <table:table-cell office:value-type="string" table:number-columns-spanned="3" table:number-rows-spanned="1" table:style-name="ce21">
            <text:p>83.648.477/0020-7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OLHERES PARA USO NA COPA D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36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ILLIAN SAVI - CPF: 822.058.09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11/2023 a 05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4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RODRIGUES E COELHO INFORMA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173.188/0001-81</text:p>
          </table:table-cell>
          <table:covered-table-cell table:number-columns-repeated="2"/>
          <table:table-cell office:value-type="string" table:number-columns-spanned="10" table:number-rows-spanned="1" table:style-name="ce23">
            <text:p>ITEM NECESSÁRIO PARA MANUTENÇÃO DE COMPUTADOPR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9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2/2023</text:p>
          </table:table-cell>
          <table:covered-table-cell/>
          <table:table-cell office:value-type="string" table:number-columns-spanned="8" table:number-rows-spanned="1" table:style-name="ce22">
            <text:p>COMERCIAL STECANELA DE MAT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5.767.943/0002-31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NECESSÁRIOS PARA INSTALAÇÃO DE EQUIPAMENT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30,8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ESCRIMATE SUPRIMENTOS DE INFORMATICA</text:p>
          </table:table-cell>
          <table:covered-table-cell table:number-columns-repeated="7"/>
          <table:table-cell office:value-type="string" table:number-columns-spanned="3" table:number-rows-spanned="1" table:style-name="ce21">
            <text:p>00.748.569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ÁRIO PARA UTILIZAÇÃO EM ETIQUETADOR</text:p>
          </table:table-cell>
          <table:covered-table-cell table:number-columns-repeated="9"/>
          <table:table-cell office:value-type="string" table:number-columns-spanned="2" table:number-rows-spanned="1" table:style-name="ce24">
            <text:p>R$ 3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LOJAS MILIUM - JARDIM ELDORADO -PALHOÇ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83-61</text:p>
          </table:table-cell>
          <table:covered-table-cell table:number-columns-repeated="2"/>
          <table:table-cell office:value-type="string" table:number-columns-spanned="10" table:number-rows-spanned="1" table:style-name="ce23">
            <text:p>PILHAS PARA ROTULADOR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,9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22 - PR-SE - PROCURADORIA DA REPUBLICA - SERGIP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DRE DOURADO LOIOLA - CPF: 677.899.275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12/2023 a 19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6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3/12/2023</text:p>
          </table:table-cell>
          <table:covered-table-cell/>
          <table:table-cell office:value-type="string" table:number-columns-spanned="8" table:number-rows-spanned="1" table:style-name="ce22">
            <text:p>THIAGO ANDREWS SANTOS 03546571517</text:p>
          </table:table-cell>
          <table:covered-table-cell table:number-columns-repeated="7"/>
          <table:table-cell office:value-type="string" table:number-columns-spanned="3" table:number-rows-spanned="1" table:style-name="ce21">
            <text:p>18.399.066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IMENTO <text:s/>A <text:s/>DEMANDA <text:s/>SOLICITADA PELO <text:s/>COORDENADOR <text:s/>ADMINISTRATIVO, <text:s text:c="3"/>FORAM <text:s/>CONFECCIONADAS <text:s/>4 <text:s/>PLACAS <text:s/>PARA <text:s/>IDENTIFICAÇÃO DAS <text:s/>"SALA <text:s/>COMPARTILHADA"(02 <text:s/>UNIDADES) <text:s/>E <text:s/>"1º <text:s/>AO <text:s/>13º <text:s/>OFICIO"(02 <text:s/>UNIDADES), <text:s/>INSTALADAS <text:s/>NO QUADRO INFORMATIVO DO TERREO E DO G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TIAGO DA SILVA NEVES - CPF: 436.588.815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12/2023 a 20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6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2/2023</text:p>
          </table:table-cell>
          <table:covered-table-cell/>
          <table:table-cell office:value-type="string" table:number-columns-spanned="8" table:number-rows-spanned="1" table:style-name="ce22">
            <text:p>TAYRESOLES DE SERGIPE IND. COMERCIO E SERVIÇ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3.007.828/0010-04</text:p>
          </table:table-cell>
          <table:covered-table-cell table:number-columns-repeated="2"/>
          <table:table-cell office:value-type="string" table:number-columns-spanned="10" table:number-rows-spanned="1" table:style-name="ce23">
            <text:p>ABASTECIMENTO DE VIATUR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5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2/2023</text:p>
          </table:table-cell>
          <table:covered-table-cell/>
          <table:table-cell office:value-type="string" table:number-columns-spanned="8" table:number-rows-spanned="1" table:style-name="ce22">
            <text:p>B G COMBUSTIVE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669.353/0001-91</text:p>
          </table:table-cell>
          <table:covered-table-cell table:number-columns-repeated="2"/>
          <table:table-cell office:value-type="string" table:number-columns-spanned="10" table:number-rows-spanned="1" table:style-name="ce23">
            <text:p>ABASTECIMENTO DE VIATUR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9,6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3</text:p>
          </table:table-cell>
          <table:covered-table-cell/>
          <table:table-cell office:value-type="string" table:number-columns-spanned="8" table:number-rows-spanned="1" table:style-name="ce22">
            <text:p>TAYRESOLES DE SERGIPE IND. COMERCIO E SERVIÇ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3.007.828/0010-04</text:p>
          </table:table-cell>
          <table:covered-table-cell table:number-columns-repeated="2"/>
          <table:table-cell office:value-type="string" table:number-columns-spanned="10" table:number-rows-spanned="1" table:style-name="ce23">
            <text:p>ABASTECIMENTO DE VIATUR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7,24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LCIO NENUBIO CARDOSO MARTINEZ - CPF: 337.965.588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11/2023 a 07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4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7/12/2023</text:p>
          </table:table-cell>
          <table:covered-table-cell/>
          <table:table-cell office:value-type="string" table:number-columns-spanned="8" table:number-rows-spanned="1" table:style-name="ce22">
            <text:p>BEATRIZ MORANDI ALCANTUD &amp;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004.992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A PRESENTE SOLICITAÇÃO JUSTIFICA-SE PELO FATO DE QUE DOIS EQUIPAMENTOS PURIFICADORES DE ÁGUA, MARCA IBBL, ATUALMENTE EM USO NA UNIDADE, ESTÃO LIGADOS DIRETAMENTE NA REDE HIDRÁULICA DO PRÉDIO E NÃO POSSUEM NENHUM REGISTRO DE VEDAÇÃO DA ÁGUA EM CASO DE NECESSIDADE DE MANUTENÇÃO OU LIMPEZ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ILLYS PEREIRA DE LIMA - CPF: 119.096.118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10/2023 a 11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8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KALUNGA S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162-34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<text:s/>DE <text:s/>AQUISIÇÃO <text:s/>DA <text:s/>BATERIA <text:s/>PARA <text:s/>UTILIZAÇÃO <text:s/>DO <text:s/>MICROFONE <text:s/>, <text:s/>A <text:s/>SER <text:s/>UTILIZADO <text:s/>NO <text:s/>CURSO DO GAECO EM ANDAMENTO. - A URGÊNCIA DO PEDIDO SE DEVE EM RAZÃO DO CURSO CONTINUAR AMANHÃ, 04,12,E A ÚNICA BATERIA QUE POSSUÍAMOS JÁ ESTAR APRESENTANDO FALH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58,9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4 - PRR3ª REGIÃO - PRR/3ª REGIAO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LSON GARCIA DA SILVA - CPF: 480.672.101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11/2023 a 13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4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12/2023</text:p>
          </table:table-cell>
          <table:covered-table-cell/>
          <table:table-cell office:value-type="string" table:number-columns-spanned="8" table:number-rows-spanned="1" table:style-name="ce22">
            <text:p>SK MATERIAIS DE CONSTRU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953.483/0001-74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12/2023</text:p>
          </table:table-cell>
          <table:covered-table-cell/>
          <table:table-cell office:value-type="string" table:number-columns-spanned="8" table:number-rows-spanned="1" table:style-name="ce22">
            <text:p>BMB MATERIAL DE CONSTRUÇ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3.476.033/0002-99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9,0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2/2023</text:p>
          </table:table-cell>
          <table:covered-table-cell/>
          <table:table-cell office:value-type="string" table:number-columns-spanned="8" table:number-rows-spanned="1" table:style-name="ce22">
            <text:p>MK FERNANDES VIDOS E FERRAGENS ME</text:p>
          </table:table-cell>
          <table:covered-table-cell table:number-columns-repeated="7"/>
          <table:table-cell office:value-type="string" table:number-columns-spanned="3" table:number-rows-spanned="1" table:style-name="ce21">
            <text:p>21.016.908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,08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2 - PRR4ª REGIÃO - PRR/4ª REGIAO - PORTO ALEG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DALECIO MARTINS MORAES - CPF: 600.114.91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11/2023 a 20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2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3</text:p>
          </table:table-cell>
          <table:covered-table-cell/>
          <table:table-cell office:value-type="string" table:number-columns-spanned="8" table:number-rows-spanned="1" table:style-name="ce22">
            <text:p>COPY MUND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608.434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ADESIVAGEM DE 1 (UMA) PLACA DE PORTA COM O TÍTULO ¿GABINETE¿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ETER GONCALVES DUARTE - CPF: 423.493.380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11/2023 a 22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2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12/2023</text:p>
          </table:table-cell>
          <table:covered-table-cell/>
          <table:table-cell office:value-type="string" table:number-columns-spanned="8" table:number-rows-spanned="1" table:style-name="ce22">
            <text:p>BELLER COMERCIO DE PAPE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563.868/0003-8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UM PACOTE DE ENVELOPES PARA DISTRIBUIÇÃO DE DONATIVOS AOS TERCEIRIZADOS RESIDENT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12/2023</text:p>
          </table:table-cell>
          <table:covered-table-cell/>
          <table:table-cell office:value-type="string" table:number-columns-spanned="8" table:number-rows-spanned="1" table:style-name="ce22">
            <text:p>COMERCIAL DE CORREIAS BERTOLUZZI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27.858.78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DUAS CORREIAS PARA MANUTENÇÃO DO PORTÃO DE ACESSO PRINCIAP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2/2023</text:p>
          </table:table-cell>
          <table:covered-table-cell/>
          <table:table-cell office:value-type="string" table:number-columns-spanned="8" table:number-rows-spanned="1" table:style-name="ce22">
            <text:p>BELLER COMERCIO DE PAPE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563.868/0003-8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UMA BATERIA 9V PARA ABERTURA DO COFRE DO ARM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7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3</text:p>
          </table:table-cell>
          <table:covered-table-cell/>
          <table:table-cell office:value-type="string" table:number-columns-spanned="8" table:number-rows-spanned="1" table:style-name="ce22">
            <text:p>AGRO ATACADO SANTA F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8.505.345/0001-23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30 VASOS DE PLANTAS PARA ORNAMENTAÇÃO DO PRÉDIO DA PRR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45,0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9/01/2024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340" table:style-name="ro6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4-01-09T23:03:28Z</meta:creation-date>
    <dc:date>2024-01-09T23:04:24Z</dc:date>
  </office:meta>
</office:document-meta>
</file>